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3.071cm"/>
    </style:style>
    <style:style style:name="P1" style:family="paragraph">
      <style:paragraph-properties fo:margin-left="0cm" fo:margin-right="0cm" fo:text-indent="0cm"/>
      <style:text-properties fo:font-family="Monaco" style:font-family-generic="swiss" style:font-pitch="variable" fo:font-size="12pt"/>
    </style:style>
    <style:style style:name="T1" style:family="text">
      <style:text-properties fo:font-family="Monaco" style:font-family-generic="swiss" style:font-pitch="variable" fo:font-size="12pt"/>
    </style:style>
    <style:style style:name="T2" style:family="text">
      <style:text-properties fo:color="#dc2300" fo:font-family="Monaco" style:font-family-generic="swiss" style:font-pitch="variable" fo:font-size="12pt"/>
    </style:style>
    <style:style style:name="T3" style:family="text">
      <style:text-properties fo:color="#008000" fo:font-family="Monaco" style:font-family-generic="swiss" style:font-pitch="variable" fo:font-size="12pt"/>
    </style:style>
    <style:style style:name="T4" style:family="text">
      <style:text-properties fo:color="#000080" fo:font-family="Monaco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486cm" svg:height="14.135cm" svg:x="1.514cm" svg:y="1.8cm">
          <draw:text-box>
            <text:p text:style-name="P1"><text:span text:style-name="T1">Internet Protocol, Src Addr: 10.1.94.40 (10.1.94.40), Dst Addr: 209.85.135.103 (209.85.135.103)</text:span></text:p>
            <text:p text:style-name="P1"><text:span text:style-name="T1"><text:s text:c="4"/></text:span><text:span text:style-name="T1">[...]</text:span></text:p>
            <text:p text:style-name="P1"><text:span text:style-name="T1">Transmission Control Protocol, Src Port: 42713 (42713), Dst Port: www (80), </text:span></text:p>
            <text:p text:style-name="P1"><text:span text:style-name="T1"><text:s text:c="31"/></text:span><text:span text:style-name="T1">Seq: </text:span><text:span text:style-name="T2">3790047064</text:span><text:span text:style-name="T1">, Ack: 0, Len: 0</text:span></text:p>
            <text:p text:style-name="P1"><text:span text:style-name="T1"><text:s text:c="4"/></text:span><text:span text:style-name="T1">[...]</text:span></text:p>
            <text:p text:style-name="P1"><text:span text:style-name="T3"><text:s text:c="4"/></text:span><text:span text:style-name="T3">Flags: 0x0002 (SYN)</text:span></text:p>
            <text:p text:style-name="P1"><text:span text:style-name="T1"><text:s text:c="4"/></text:span><text:span text:style-name="T1">[...]</text:span></text:p>
            <text:p text:style-name="P1"><text:span text:style-name="T1"/></text:p>
            <text:p text:style-name="P1"><text:span text:style-name="T1"/></text:p>
            <text:p text:style-name="P1"><text:span text:style-name="T1">Internet Protocol, Src Addr: 209.85.135.103 (209.85.135.103), Dst Addr: 10.1.94.40 (10.1.94.40)</text:span></text:p>
            <text:p text:style-name="P1"><text:span text:style-name="T1"><text:s text:c="4"/></text:span><text:span text:style-name="T1">[...]</text:span></text:p>
            <text:p text:style-name="P1"><text:span text:style-name="T1">Transmission Control Protocol, Src Port: www (80), Dst Port: 42713 (42713), </text:span></text:p>
            <text:p text:style-name="P1"><text:span text:style-name="T1"><text:s text:c="31"/></text:span><text:span text:style-name="T1">Seq: </text:span><text:span text:style-name="T4">1340889640</text:span><text:span text:style-name="T1">, Ack: </text:span><text:span text:style-name="T2">3790047065</text:span><text:span text:style-name="T1">, Len: 0</text:span></text:p>
            <text:p text:style-name="P1"><text:span text:style-name="T1"><text:s text:c="4"/></text:span><text:span text:style-name="T1">[...]</text:span></text:p>
            <text:p text:style-name="P1"><text:span text:style-name="T3"><text:s text:c="4"/></text:span><text:span text:style-name="T3">Flags: 0x0012 (SYN, ACK)</text:span></text:p>
            <text:p text:style-name="P1"><text:span text:style-name="T1"><text:s text:c="4"/></text:span><text:span text:style-name="T1">[...]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nternet Protocol, Src Addr: 10.1.94.40 (10.1.94.40), Dst Addr: 209.85.135.103 (209.85.135.103)</text:span></text:p>
            <text:p text:style-name="P1"><text:span text:style-name="T1"><text:s text:c="4"/></text:span><text:span text:style-name="T1">[...]</text:span></text:p>
            <text:p text:style-name="P1"><text:span text:style-name="T1">Transmission Control Protocol, Src Port: 42713 (42713), Dst Port: www (80), </text:span></text:p>
            <text:p text:style-name="P1"><text:span text:style-name="T1"><text:s text:c="31"/></text:span><text:span text:style-name="T1">Seq: </text:span><text:span text:style-name="T2">3790047065</text:span><text:span text:style-name="T1">, Ack: </text:span><text:span text:style-name="T4">1340889641</text:span><text:span text:style-name="T1">, Len: 0</text:span></text:p>
            <text:p text:style-name="P1"><text:span text:style-name="T1"><text:s text:c="4"/></text:span><text:span text:style-name="T1">[...]</text:span></text:p>
            <text:p text:style-name="P1"><text:span text:style-name="T3"><text:s text:c="4"/></text:span><text:span text:style-name="T3">Flags: 0x0010 (ACK)</text:span></text:p>
            <text:p text:style-name="P1"><text:span text:style-name="T1"><text:s text:c="4"/></text:span><text:span text:style-name="T1">[...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4-12T16:24:25</meta:creation-date>
    <dc:date>2007-04-12T16:30:30</dc:date>
    <dc:language>de-DE</dc:language>
    <meta:editing-cycles>2</meta:editing-cycles>
    <meta:editing-duration>PT6M7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